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44.5+7</text:p>
          </table:table-cell>
          <table:table-cell office:value-type="string">
            <text:p>violet</text:p>
          </table:table-cell>
          <table:table-cell office:value-type="string">
            <text:p>blue</text:p>
          </table:table-cell>
          <table:table-cell office:value-type="string">
            <text:p>GREEN</text:p>
          </table:table-cell>
          <table:table-cell office:value-type="string">
            <text:p>YELLOW</text:p>
          </table:table-cell>
          <table:table-cell office:value-type="string">
            <text:p>ORANGE</text:p>
          </table:table-cell>
          <table:table-cell office:value-type="string">
            <text:p>RED</text:p>
          </table:table-cell>
          <table:table-cell office:value-type="string">
            <text:p>Mercury lamp</text:p>
          </table:table-cell>
        </table:table-row>
        <table:table-row table:style-name="ro1">
          <table:table-cell office:value-type="string">
            <text:p>right</text:p>
          </table:table-cell>
          <table:table-cell office:value-type="float" office:value="33">
            <text:p>33</text:p>
          </table:table-cell>
          <table:table-cell office:value-type="string">
            <text:p>32+5</text:p>
          </table:table-cell>
          <table:table-cell office:value-type="string">
            <text:p>28.5+19</text:p>
          </table:table-cell>
          <table:table-cell office:value-type="string">
            <text:p>27.5+23</text:p>
          </table:table-cell>
          <table:table-cell office:value-type="string">
            <text:p>27+15</text:p>
          </table:table-cell>
          <table:table-cell office:value-type="string">
            <text:p>26.5+9</text:p>
          </table:table-cell>
          <table:table-cell/>
        </table:table-row>
        <table:table-row table:style-name="ro1">
          <table:table-cell office:value-type="string">
            <text:p>left</text:p>
          </table:table-cell>
          <table:table-cell office:value-type="string">
            <text:p>56+30</text:p>
          </table:table-cell>
          <table:table-cell office:value-type="string">
            <text:p>57+8</text:p>
          </table:table-cell>
          <table:table-cell office:value-type="string">
            <text:p>60+20</text:p>
          </table:table-cell>
          <table:table-cell office:value-type="string">
            <text:p>61+19</text:p>
          </table:table-cell>
          <table:table-cell office:value-type="string">
            <text:p>61.5+18</text:p>
          </table:table-cell>
          <table:table-cell office:value-type="string">
            <text:p>62.5+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4.5">
            <text:p>44.5</text:p>
          </table:table-cell>
          <table:table-cell office:value-type="string">
            <text:p>yellow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table:number-columns-repeated="4"/>
        </table:table-row>
        <table:table-row table:style-name="ro1">
          <table:table-cell office:value-type="string">
            <text:p>right</text:p>
          </table:table-cell>
          <table:table-cell/>
          <table:table-cell office:value-type="string">
            <text:p>8+1</text:p>
          </table:table-cell>
          <table:table-cell office:value-type="string">
            <text:p>8+25</text:p>
          </table:table-cell>
          <table:table-cell table:number-columns-repeated="4"/>
        </table:table-row>
        <table:table-row table:style-name="ro1">
          <table:table-cell office:value-type="string">
            <text:p>left</text:p>
          </table:table-cell>
          <table:table-cell/>
          <table:table-cell office:value-type="string">
            <text:p>80+20</text:p>
          </table:table-cell>
          <table:table-cell office:value-type="string">
            <text:p>80.5+8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10/05/2017</text:date>, <text:time>07:1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t lab</meta:initial-creator>
    <meta:creation-date>2017-10-05T05:29:26</meta:creation-date>
    <dc:date>2017-10-05T07:17:34</dc:date>
    <dc:creator>emt lab</dc:creator>
    <meta:editing-duration>PT1H17M5S</meta:editing-duration>
    <meta:editing-cycles>2</meta:editing-cycles>
    <meta:generator>LibreOffice/3.4$Unix LibreOffice_project/340m1$Build-302</meta:generator>
    <meta:document-statistic meta:table-count="3" meta:cell-count="32" meta:object-count="0"/>
  </office:meta>
</office:document-meta>
</file>